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933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13.353cm"/>
    </style:style>
    <style:style style:name="co5" style:family="table-column">
      <style:table-column-properties fo:break-before="auto" style:column-width="13.46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7.63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 style:data-style-name="N100"/>
  </office:automatic-styles>
  <office:body>
    <office:spreadsheet>
      <table:table table:name="user_story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tory_id</text:p>
          </table:table-cell>
          <table:table-cell office:value-type="string">
            <text:p>users_st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лиенты совершают покупки с карты банка и получают cashback(КБ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лиенты могут иметь несколько карт, но одна является основной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На основую карту начисляется КБ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При начислении КБ в расчёт берутся операции за предыдущий месяц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КБ начисляется при кол-ве покупок 10 и более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Мин. Сумма КБ = 100р., Макс.=3000р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Лимит действует по всем картам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От MCC начисляется повышенный % КБ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У некоторых партнеров м.б. Повышенный % КБ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За покупки начисляется 1%, кроме MCC и партнёров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Приоритет при выборе ставки:</text:p>
            <text:p>1.MCC и партнёр (0%);</text:p>
            <text:p>2.Партнёр;</text:p>
            <text:p>3.Стандартная ставка 1%.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Операции могут как покупки, так и возвраты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Если был возврат, то сумма КБ уменьшается пропорционально сумме возврата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Сумма возврата не может быть больше стоимости покупки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d покупки связана с id возврата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Уникальность транзакций контроллируется по id покупок и возвратов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Не допустимо поступление операций после 10 числа текущего месяца за предыдущий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Данные о транзакциях поступают от банка в csv-формате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Данные о транзакциях загружаются в таблицу файлового обмена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Система формирует файл с результатами обработки файла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В файле с результатами выводится:</text:p>
            <text:p>- сумма КБ по каждой операции</text:p>
            <text:p>- для возврата отрицательное число</text:p>
            <text:p>- текущую сумму КБ на текущую дату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Если транзакция не была загружена, то в файле с результатом проверки записывается информация по ошибке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Должна быть возможность формировать конечный реестр начислений:</text:p>
            <text:p>- на отчётную дату(10 число тек.месяца)</text:p>
            <text:p>- за прошедший отчётный период(1 календарный месяц)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Реестр включает в себя номер основной карты и сумму КБ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Не допустимо дублирование выгрузки реестра в банк.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string">
            <text:p>Клиент выбирает категории покупок для получения КБ (с учётом MCC)</text:p>
          </table:table-cell>
        </table:table-row>
      </table:table>
      <table:table table:name="entities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c_client_typ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ype_i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ype_name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lients</text:p>
          </table:table-cell>
          <table:table-cell office:value-type="string">
            <text:p>Таблица для сущности Клиент. Хранит данные о личных данных клиентов системы лояльности банка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lient_i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lient_type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Juridical_persons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>
            <text:p>person_id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>
            <text:p>enterprise_name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>
            <text:p>juridical_address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>
            <text:p>client_id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Individual_persons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3" office:value-type="string">
            <text:p>person_id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3" office:value-type="string">
            <text:p>first_name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3" office:value-type="string">
            <text:p>last_name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3" office:value-type="string">
            <text:p>middle_name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3" office:value-type="string">
            <text:p>passport_sn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3" office:value-type="string">
            <text:p>passport_num</text:p>
          </table:table-cell>
          <table:table-cell table:number-columns-repeated="6"/>
        </table:table-row>
        <table:table-row table:style-name="ro1" table:number-rows-repeated="2"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ic_merchants_programm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ogramm_i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ogramm_nam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shback_rat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rchants_programm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p_i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ogramm_i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erchant_id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rchant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erchant_i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erchant_name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ic_mcc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cc_i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cc_cod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cc_descriptio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shback_rat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rd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rd_i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rd_crypto_num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rd_is_mai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lient_i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6">
            <text:p>6</text:p>
          </table:table-cell>
          <table:table-cell office:value-type="string">
            <text:p>purchase_transaction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urchase_transactions</text:p>
          </table:table-cell>
          <table:table-cell table:number-columns-repeated="5"/>
          <table:table-cell office:value-type="string">
            <text:p>transaction_id</text:p>
          </table:table-cell>
        </table:table-row>
        <table:table-row table:style-name="ro1">
          <table:table-cell/>
          <table:table-cell table:style-name="ce4" office:value-type="string">
            <text:p>transaction_id</text:p>
          </table:table-cell>
          <table:table-cell table:number-columns-repeated="5"/>
          <table:table-cell office:value-type="string">
            <text:p>card_id</text:p>
          </table:table-cell>
        </table:table-row>
        <table:table-row table:style-name="ro1">
          <table:table-cell/>
          <table:table-cell office:value-type="string">
            <text:p>amount</text:p>
          </table:table-cell>
          <table:table-cell table:number-columns-repeated="5"/>
          <table:table-cell office:value-type="string">
            <text:p>transaction_merch_id</text:p>
          </table:table-cell>
        </table:table-row>
        <table:table-row table:style-name="ro1">
          <table:table-cell table:number-columns-repeated="7"/>
          <table:table-cell office:value-type="string">
            <text:p>transaction_data</text:p>
          </table:table-cell>
        </table:table-row>
        <table:table-row table:style-name="ro1">
          <table:table-cell table:number-columns-repeated="7"/>
          <table:table-cell office:value-type="string">
            <text:p>amou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turn_transactions</text:p>
          </table:table-cell>
          <table:table-cell table:number-columns-repeated="5"/>
          <table:table-cell office:value-type="string">
            <text:p>merchant_id</text:p>
          </table:table-cell>
        </table:table-row>
        <table:table-row table:style-name="ro1">
          <table:table-cell/>
          <table:table-cell table:style-name="ce4" office:value-type="string">
            <text:p>transaction_id</text:p>
          </table:table-cell>
          <table:table-cell table:number-columns-repeated="5"/>
          <table:table-cell office:value-type="string">
            <text:p>mcc_id</text:p>
          </table:table-cell>
        </table:table-row>
        <table:table-row table:style-name="ro1">
          <table:table-cell/>
          <table:table-cell table:style-name="ce4" office:value-type="string">
            <text:p>pur_transaction_id</text:p>
          </table:table-cell>
          <table:table-cell table:number-columns-repeated="5"/>
          <table:table-cell office:value-type="string">
            <text:p>description</text:p>
          </table:table-cell>
        </table:table-row>
        <table:table-row table:style-name="ro1">
          <table:table-cell/>
          <table:table-cell office:value-type="string">
            <text:p>amoun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ransactions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string">
            <text:p>return_transactions</text:p>
          </table:table-cell>
        </table:table-row>
        <table:table-row table:style-name="ro1">
          <table:table-cell/>
          <table:table-cell office:value-type="string">
            <text:p>transaction_id</text:p>
          </table:table-cell>
          <table:table-cell table:number-columns-repeated="5"/>
          <table:table-cell office:value-type="string">
            <text:p>transaction_id</text:p>
          </table:table-cell>
        </table:table-row>
        <table:table-row table:style-name="ro1">
          <table:table-cell/>
          <table:table-cell office:value-type="string">
            <text:p>transaction_type</text:p>
          </table:table-cell>
          <table:table-cell table:number-columns-repeated="5"/>
          <table:table-cell office:value-type="string">
            <text:p>card_id</text:p>
          </table:table-cell>
        </table:table-row>
        <table:table-row table:style-name="ro1">
          <table:table-cell/>
          <table:table-cell office:value-type="string">
            <text:p>card_id</text:p>
          </table:table-cell>
          <table:table-cell table:number-columns-repeated="5"/>
          <table:table-cell office:value-type="string">
            <text:p>transaction_merch_id</text:p>
          </table:table-cell>
        </table:table-row>
        <table:table-row table:style-name="ro1">
          <table:table-cell/>
          <table:table-cell table:style-name="ce4" office:value-type="string">
            <text:p>transaction_merch_id</text:p>
          </table:table-cell>
          <table:table-cell table:number-columns-repeated="5"/>
          <table:table-cell office:value-type="string">
            <text:p>transaction_data</text:p>
          </table:table-cell>
        </table:table-row>
        <table:table-row table:style-name="ro1">
          <table:table-cell/>
          <table:table-cell office:value-type="string">
            <text:p>transaction_data</text:p>
          </table:table-cell>
          <table:table-cell table:number-columns-repeated="5"/>
          <table:table-cell office:value-type="string">
            <text:p>amount</text:p>
          </table:table-cell>
        </table:table-row>
        <table:table-row table:style-name="ro1">
          <table:table-cell/>
          <table:table-cell table:style-name="ce4" office:value-type="string">
            <text:p>merchant_id</text:p>
          </table:table-cell>
          <table:table-cell table:number-columns-repeated="5"/>
          <table:table-cell office:value-type="string">
            <text:p>merchant_id</text:p>
          </table:table-cell>
        </table:table-row>
        <table:table-row table:style-name="ro1">
          <table:table-cell/>
          <table:table-cell office:value-type="string">
            <text:p>mcc_id</text:p>
          </table:table-cell>
          <table:table-cell table:number-columns-repeated="5"/>
          <table:table-cell office:value-type="string">
            <text:p>purchase_transaction_id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table:number-columns-repeated="5"/>
          <table:table-cell office:value-type="string">
            <text:p>description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xchange_table</text:p>
          </table:table-cell>
          <table:table-cell office:value-type="string">
            <text:p>Таблица обмена для файлов от банка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eld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ield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ield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ield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ield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ield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ield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ield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rror_cod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rror_text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rified_files</text:p>
          </table:table-cell>
          <table:table-cell office:value-type="string">
            <text:p>Таблица для хранения данных о проверенных файлах с транзакциями от банка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erified_i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ile_i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esult_file_nam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erified_dat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ic_error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rror_i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de_erro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ext_error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ic_param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aram_nam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aram_valu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in_sum_cb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ax_sum_cb</text:p>
          </table:table-cell>
          <table:table-cell office:value-type="float" office:value="3000">
            <text:p>3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andart_cb</text:p>
          </table:table-cell>
          <table:table-cell office:value-type="float" office:value="0.01">
            <text:p>0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reporting_date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increased_rate</text:p>
          </table:table-cell>
          <table:table-cell office:value-type="float" office:value="0.05">
            <text:p>0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in_qty_operations</text:p>
          </table:table-cell>
          <table:table-cell office:value-type="float" office:value="10">
            <text:p>10</text:p>
          </table:table-cell>
          <table:table-cell table:number-columns-repeated="4"/>
        </table:table-row>
      </table:table>
      <table:table table:name="tasks" table:style-name="ta1" table:print="false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story_id</text:p>
          </table:table-cell>
          <table:table-cell office:value-type="string">
            <text:p>task_id</text:p>
          </table:table-cell>
          <table:table-cell office:value-type="string">
            <text:p>desc</text:p>
          </table:table-cell>
          <table:table-cell office:value-type="string">
            <text:p>statu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Создать ER-диаграмму со следующими сущностями: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>
            <text:p>Клиенты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4" office:value-type="string">
            <text:p>Физические лица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4" office:value-type="string">
            <text:p>Типы клиентов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4" office:value-type="string">
            <text:p>Справочник Типы клиентов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4" office:value-type="string">
            <text:p>Карты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4" office:value-type="string">
            <text:p>Транзакции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4" office:value-type="string">
            <text:p>Типы транзакций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4" office:value-type="string">
            <text:p>Справочник MCC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4" office:value-type="string">
            <text:p>Партнёры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4" office:value-type="string">
            <text:p>Партнёрские программы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4" office:value-type="string">
            <text:p>Типы партнёрских программ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4" office:value-type="string">
            <text:p>Таблица файлового обмена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4" office:value-type="string">
            <text:p>Справочник ошибок в файлах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4" office:value-type="string">
            <text:p>Проверенные файлы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4" office:value-type="string">
            <text:p>Покупки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4" office:value-type="string">
            <text:p>Возвраты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Создать скрипт для создания таблиц на основе диаграммы</text:p>
          </table:table-cell>
          <table:table-cell/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Написать процедуры для обработки поступивших файлов с данными от банка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Процедура чтения файла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office:value-type="string">
            <text:p>Процедура парсинга строки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office:value-type="string">
            <text:p>Процедура записи в таблицу обмена</text:p>
          </table:table-cell>
          <table:table-cell office:value-type="string">
            <text:p>ok</text:p>
          </table:table-cell>
        </table:table-row>
        <table:table-row table:style-name="ro1">
          <table:table-cell/>
          <table:table-cell table:style-name="ce5" office:value-type="string">
            <text:p>2.4</text:p>
          </table:table-cell>
          <table:table-cell office:value-type="string">
            <text:p>Процедура для проверки данных из файла на ошибки: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- определить какие могут быть ошибки и их коды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- определить способ обработки ошибок: исключения или условная обработка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Внести изменение в процедуру парсинга строки: добавить проверку идентификатора файла на повторную загрузку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Реализовать проверку файлов по кол-ву транзакций и данным в концовике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Процедура для формирования файла с результатом проверки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Процедура для формирования файла с начисленным кэшбэком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Создать процедуру для рассчёта КБ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Создать процедуру для формирования реестра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Должна быть проверка на сформированный ранее реестр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Создать джоб для запуска процедуры реестра</text:p>
          </table:table-cell>
          <table:table-cell/>
        </table:table-row>
      </table:table>
      <table:table table:name="solutions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task_id</text:p>
          </table:table-cell>
          <table:table-cell office:value-type="string">
            <text:p>solution</text:p>
          </table:table-cell>
          <table:table-cell/>
        </table:table-row>
        <table:table-row table:style-name="ro1">
          <table:table-cell table:style-name="ce5" office:value-type="string">
            <text:p>2.4</text:p>
          </table:table-cell>
          <table:table-cell office:value-type="string">
            <text:p>Виды ошибок в данных файлов:</text:p>
          </table:table-cell>
          <table:table-cell office:value-type="string">
            <text:p>Коды</text:p>
          </table:table-cell>
        </table:table-row>
        <table:table-row table:style-name="ro1">
          <table:table-cell table:style-name="ce5"/>
          <table:table-cell office:value-type="string">
            <text:p>Ошибки в структуре файла при которых мы не проверяем файл:</text:p>
          </table:table-cell>
          <table:table-cell office:value-type="string">
            <text:p>CB-000X</text:p>
          </table:table-cell>
        </table:table-row>
        <table:table-row table:style-name="ro1">
          <table:table-cell table:style-name="ce5"/>
          <table:table-cell office:value-type="string">
            <text:p>- Отсутствует записи Заголовок; Хвостовик</text:p>
          </table:table-cell>
          <table:table-cell office:value-type="string">
            <text:p>CB-0001</text:p>
          </table:table-cell>
        </table:table-row>
        <table:table-row table:style-name="ro1">
          <table:table-cell table:style-name="ce5"/>
          <table:table-cell office:value-type="string">
            <text:p>- Кол-во записей типа P R не соответствует данным в файле</text:p>
          </table:table-cell>
          <table:table-cell office:value-type="string">
            <text:p>CB-0002</text:p>
          </table:table-cell>
        </table:table-row>
        <table:table-row table:style-name="ro1">
          <table:table-cell/>
          <table:table-cell office:value-type="string">
            <text:p>- Повторное поступление файла</text:p>
          </table:table-cell>
          <table:table-cell office:value-type="string">
            <text:p>CB-0003</text:p>
          </table:table-cell>
        </table:table-row>
        <table:table-row table:style-name="ro1">
          <table:table-cell/>
          <table:table-cell office:value-type="string">
            <text:p>Ошибки в размерах значений для полей файла</text:p>
          </table:table-cell>
          <table:table-cell/>
        </table:table-row>
        <table:table-row table:style-name="ro1">
          <table:table-cell/>
          <table:table-cell office:value-type="string">
            <text:p>- Длина значения превышает указанный в файле</text:p>
          </table:table-cell>
          <table:table-cell office:value-type="string">
            <text:p>CB-0004</text:p>
          </table:table-cell>
        </table:table-row>
        <table:table-row table:style-name="ro1">
          <table:table-cell/>
          <table:table-cell office:value-type="string">
            <text:p>Ошибки в уникальности данных</text:p>
          </table:table-cell>
          <table:table-cell/>
        </table:table-row>
        <table:table-row table:style-name="ro1">
          <table:table-cell/>
          <table:table-cell office:value-type="string">
            <text:p>- Дубликат идентификатора транзакции в рамках мерчанта</text:p>
          </table:table-cell>
          <table:table-cell office:value-type="string">
            <text:p>CB-0005</text:p>
          </table:table-cell>
        </table:table-row>
        <table:table-row table:style-name="ro1">
          <table:table-cell/>
          <table:table-cell office:value-type="string">
            <text:p>- Карта для возврата принадлежит не тому клиенту который совершал покупку</text:p>
          </table:table-cell>
          <table:table-cell office:value-type="string">
            <text:p>CB-0006</text:p>
          </table:table-cell>
        </table:table-row>
        <table:table-row table:style-name="ro1">
          <table:table-cell/>
          <table:table-cell office:value-type="string">
            <text:p>- Сумма возвратов превышает стоимость покупки</text:p>
          </table:table-cell>
          <table:table-cell office:value-type="string">
            <text:p>CB-0007</text:p>
          </table:table-cell>
        </table:table-row>
        <table:table-row table:style-name="ro1">
          <table:table-cell/>
          <table:table-cell office:value-type="string">
            <text:p>- Дата операции попадает в закрытый период</text:p>
          </table:table-cell>
          <table:table-cell office:value-type="string">
            <text:p>CB-0008</text:p>
          </table:table-cell>
        </table:table-row>
        <table:table-row table:style-name="ro1">
          <table:table-cell/>
          <table:table-cell office:value-type="string">
            <text:p>- Ид-р покупки указанный для возврата не существует в БД</text:p>
          </table:table-cell>
          <table:table-cell office:value-type="string">
            <text:p>CB-0009</text:p>
          </table:table-cell>
        </table:table-row>
      </table:table>
      <table:table table:name="merchant_program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4">
          <table:table-cell office:value-type="string">
            <text:p>Виды партнерских программ банков</text:p>
            <text:p>Партнерские программы устроены несложно — здесь нет плавающих ставок или многоступенчатых систем выплат. Существует только два вида оплаты: фиксированная или процентная. В первом случае вознаграждение оговорено заранее и не подлежит изменению, во втором случае прибыль зависит от объема потраченных клиентом денег. </text:p>
            <text:p/>
            <text:p>Два примера:</text:p>
            <text:p/>
            <text:p>За реализацию дебетовой карты партнер зарабатывает ₽3000. Десять проданных карт десятикратно увеличивают первоначальную сумму.</text:p>
            <text:p>За реализацию кредита партнер получает 10% от одобренной суммы. Чем больше сумма кредита, тем выше доход.</text:p>
            <text:p>Добавим, что партнерки также учитывают конверсию. Не получится лить бессмысленный трафик, где из тысячи лидов работает только один. Низкая конверсия или запрещенный источник будет выявлен партнеркой, а результаты работы аннулированы.</text:p>
            <text:p/>
            <text:p>Также партнерские программы можно структурировать по видам офферов:</text:p>
            <text:p/>
            <text:p>Платежные карты — реализация дебетовых и кредитных карт. Требования к кредитным картам выше, но также и выше оплата.</text:p>
            <text:p>Кредиты — зачастую фиксированный прайс, заработок приходит на счет в срок от одного до двух месяцев. </text:p>
            <text:p>Микрозаймы — фиксированная сумма для обычных займов и процент для кредитов под залог имущества.</text:p>
            <text:p>Страхование — имущественное, автомобильное, а также здоровья. </text:p>
            <text:p>Счета — работа с услугами по регистрации бизнеса, открытию расчетных счетов. <text:s/></text:p>
            <text:p>Вклады — открытие инвестиционных счетов, банковских вкладов. Оплата в виде фиксированной суммы или процента от размера страховки счета.</text:p>
            <text:p>Ипотека — оплата проводится не только за оформление ипотеки, но и за первичное одобрение.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0" number:min-integer-digits="0"/>
    </number:number-style>
    <number:number-style style:name="N112">
      <number:number number:decimal-places="2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17">17.07.2024</text:date>, <text:time>10:1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3H59M55S</meta:editing-duration>
    <meta:editing-cycles>96</meta:editing-cycles>
    <meta:generator>OpenOffice/4.1.12$Win32 OpenOffice.org_project/4112m1$Build-9809</meta:generator>
    <dc:date>2024-07-17T10:16:28.65</dc:date>
    <dc:creator>Sergey Ermachkov</dc:creator>
    <meta:document-statistic meta:table-count="5" meta:cell-count="275" meta:object-count="0"/>
    <meta:user-defined meta:name="Info 1"/>
    <meta:user-defined meta:name="Info 2"/>
    <meta:user-defined meta:name="Info 3"/>
    <meta:user-defined meta:name="Info 4"/>
  </office:meta>
</office:document-meta>
</file>